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5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officeooo:rsid="006112b1"/>
    </style:style>
    <style:style style:name="T21" style:family="text">
      <style:text-properties officeooo:rsid="0066aefd"/>
    </style:style>
    <style:style style:name="T22" style:family="text">
      <style:text-properties officeooo:rsid="006877c9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5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23766560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><office:annotation><dc:creator>POD</dc:creator><dc:date>2015-03-12T11:49:36</dc:date><text:p>Error while evaluating expression "grupos(1:)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</text:section>
      <text:section text:style-name="Sect1" text:name="Section Matriz 1">
        <text:p text:style-name="P15"><text:span text:style-name="T6"/><text:change-end text:change-id="ct123766560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><office:annotation><dc:creator>POD</dc:creator><dc:date>2015-03-12T11:49:36</dc:date><text:p>Error while evaluating expression "grupos(1:)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49:14.959060718</dc:date>
    <meta:editing-duration>PT22H23M54S</meta:editing-duration>
    <meta:editing-cycles>65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